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9.97595215" calcext:value-type="float">
            <text:p>69,97595215</text:p>
          </table:table-cell>
          <table:table-cell office:value-type="float" office:value="1.022903456E-026" calcext:value-type="float">
            <text:p>1,02E-026</text:p>
          </table:table-cell>
          <table:table-cell office:value-type="float" office:value="4.485542774" calcext:value-type="float">
            <text:p>4,485542774</text:p>
          </table:table-cell>
          <table:table-cell table:style-name="ce2" table:formula="of:=([.E3]-[.E2])/[.E2]" office:value-type="float" office:value="0.00319112557184739" calcext:value-type="float">
            <text:p>0,00319112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098" calcext:value-type="float">
            <text:p>144098</text:p>
          </table:table-cell>
          <table:table-cell office:value-type="float" office:value="75.5554657" calcext:value-type="float">
            <text:p>75,5554657</text:p>
          </table:table-cell>
          <table:table-cell office:value-type="float" office:value="7.049705739E-021" calcext:value-type="float">
            <text:p>7,05E-021</text:p>
          </table:table-cell>
          <table:table-cell office:value-type="float" office:value="3.079166889" calcext:value-type="float">
            <text:p>3,07916688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098" calcext:value-type="float">
            <text:p>144098</text:p>
          </table:table-cell>
          <table:table-cell office:value-type="float" office:value="83.7101593" calcext:value-type="float">
            <text:p>83,7101593</text:p>
          </table:table-cell>
          <table:table-cell office:value-type="float" office:value="3.287349646E-021" calcext:value-type="float">
            <text:p>3,29E-021</text:p>
          </table:table-cell>
          <table:table-cell office:value-type="float" office:value="3.081300735" calcext:value-type="float">
            <text:p>3,081300735</text:p>
          </table:table-cell>
          <table:table-cell table:formula="of:=([.E5]-[.E4])/[.E4]" office:value-type="float" office:value="0.000692994591369157" calcext:value-type="float">
            <text:p>0,00069299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773" calcext:value-type="float">
            <text:p>144773</text:p>
          </table:table-cell>
          <table:table-cell office:value-type="float" office:value="84.45799255" calcext:value-type="float">
            <text:p>84,45799255</text:p>
          </table:table-cell>
          <table:table-cell office:value-type="float" office:value="8.257313921E-018" calcext:value-type="float">
            <text:p>8,26E-018</text:p>
          </table:table-cell>
          <table:table-cell office:value-type="float" office:value="2.46884346" calcext:value-type="float">
            <text:p>2,4688434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773" calcext:value-type="float">
            <text:p>144773</text:p>
          </table:table-cell>
          <table:table-cell office:value-type="float" office:value="91.10830688" calcext:value-type="float">
            <text:p>91,10830688</text:p>
          </table:table-cell>
          <table:table-cell office:value-type="float" office:value="4.130540451E-018" calcext:value-type="float">
            <text:p>4,13E-018</text:p>
          </table:table-cell>
          <table:table-cell office:value-type="float" office:value="2.470062971" calcext:value-type="float">
            <text:p>2,470062971</text:p>
          </table:table-cell>
          <table:table-cell table:style-name="ce3" table:formula="of:=([.E7]-[.E6])/[.E6]" office:value-type="float" office:value="0.000493960439273842" calcext:value-type="float">
            <text:p>0,00049396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165" calcext:value-type="float">
            <text:p>145165</text:p>
          </table:table-cell>
          <table:table-cell office:value-type="float" office:value="89.18152618" calcext:value-type="float">
            <text:p>89,18152618</text:p>
          </table:table-cell>
          <table:table-cell office:value-type="float" office:value="1.852747776E-015" calcext:value-type="float">
            <text:p>1,85E-015</text:p>
          </table:table-cell>
          <table:table-cell office:value-type="float" office:value="2.10007" calcext:value-type="float">
            <text:p>2,1000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165" calcext:value-type="float">
            <text:p>145165</text:p>
          </table:table-cell>
          <table:table-cell office:value-type="float" office:value="92.70723724" calcext:value-type="float">
            <text:p>92,70723724</text:p>
          </table:table-cell>
          <table:table-cell office:value-type="float" office:value="2.62303128E-016" calcext:value-type="float">
            <text:p>2,62E-016</text:p>
          </table:table-cell>
          <table:table-cell office:value-type="float" office:value="2.100973606" calcext:value-type="float">
            <text:p>2,100973606</text:p>
          </table:table-cell>
          <table:table-cell table:style-name="ce3" table:formula="of:=([.E9]-[.E8])/[.E8]" office:value-type="float" office:value="0.0004302742289543" calcext:value-type="float">
            <text:p>0,00043027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574" calcext:value-type="float">
            <text:p>145574</text:p>
          </table:table-cell>
          <table:table-cell office:value-type="float" office:value="92.76607513" calcext:value-type="float">
            <text:p>92,76607513</text:p>
          </table:table-cell>
          <table:table-cell office:value-type="float" office:value="0.00000000000002053368631" calcext:value-type="float">
            <text:p>2,05E-014</text:p>
          </table:table-cell>
          <table:table-cell office:value-type="float" office:value="1.846999884" calcext:value-type="float">
            <text:p>1,84699988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574" calcext:value-type="float">
            <text:p>145574</text:p>
          </table:table-cell>
          <table:table-cell office:value-type="float" office:value="96.08208466" calcext:value-type="float">
            <text:p>96,08208466</text:p>
          </table:table-cell>
          <table:table-cell office:value-type="float" office:value="0.0000000000001106545275" calcext:value-type="float">
            <text:p>1,11E-013</text:p>
          </table:table-cell>
          <table:table-cell office:value-type="float" office:value="1.848147511" calcext:value-type="float">
            <text:p>1,848147511</text:p>
          </table:table-cell>
          <table:table-cell table:style-name="ce3" table:formula="of:=([.E11]-[.E10])/[.E10]" office:value-type="float" office:value="0.000621346546873919" calcext:value-type="float">
            <text:p>0,00062134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189" calcext:value-type="float">
            <text:p>146189</text:p>
          </table:table-cell>
          <table:table-cell office:value-type="float" office:value="96.10042572" calcext:value-type="float">
            <text:p>96,10042572</text:p>
          </table:table-cell>
          <table:table-cell office:value-type="float" office:value="0.0000000000008621777337" calcext:value-type="float">
            <text:p>8,62E-013</text:p>
          </table:table-cell>
          <table:table-cell office:value-type="float" office:value="1.656615615" calcext:value-type="float">
            <text:p>1,65661561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189" calcext:value-type="float">
            <text:p>146189</text:p>
          </table:table-cell>
          <table:table-cell office:value-type="float" office:value="97.7203064" calcext:value-type="float">
            <text:p>97,7203064</text:p>
          </table:table-cell>
          <table:table-cell office:value-type="float" office:value="0.000000000001925131929" calcext:value-type="float">
            <text:p>1,93E-012</text:p>
          </table:table-cell>
          <table:table-cell office:value-type="float" office:value="1.657350183" calcext:value-type="float">
            <text:p>1,657350183</text:p>
          </table:table-cell>
          <table:table-cell table:formula="of:=([.E13]-[.E12])/[.E12]" office:value-type="float" office:value="0.000443414871469842" calcext:value-type="float">
            <text:p>0,000443414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538" calcext:value-type="float">
            <text:p>146538</text:p>
          </table:table-cell>
          <table:table-cell office:value-type="float" office:value="97.73175812" calcext:value-type="float">
            <text:p>97,73175812</text:p>
          </table:table-cell>
          <table:table-cell office:value-type="float" office:value="0.00000000000483784757" calcext:value-type="float">
            <text:p>4,84E-012</text:p>
          </table:table-cell>
          <table:table-cell office:value-type="float" office:value="1.507056355" calcext:value-type="float">
            <text:p>1,50705635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538" calcext:value-type="float">
            <text:p>146538</text:p>
          </table:table-cell>
          <table:table-cell office:value-type="float" office:value="98.29294586" calcext:value-type="float">
            <text:p>98,29294586</text:p>
          </table:table-cell>
          <table:table-cell office:value-type="float" office:value="0.00000000001586136604" calcext:value-type="float">
            <text:p>1,59E-011</text:p>
          </table:table-cell>
          <table:table-cell office:value-type="float" office:value="1.507333159" calcext:value-type="float">
            <text:p>1,507333159</text:p>
          </table:table-cell>
          <table:table-cell table:formula="of:=([.E15]-[.E14])/[.E14]" office:value-type="float" office:value="0.00018367196361403" calcext:value-type="float">
            <text:p>0,0001836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680" calcext:value-type="float">
            <text:p>146680</text:p>
          </table:table-cell>
          <table:table-cell office:value-type="float" office:value="98.30279541" calcext:value-type="float">
            <text:p>98,30279541</text:p>
          </table:table-cell>
          <table:table-cell office:value-type="float" office:value="0.0000000001763878904" calcext:value-type="float">
            <text:p>1,76E-010</text:p>
          </table:table-cell>
          <table:table-cell office:value-type="float" office:value="1.385337591" calcext:value-type="float">
            <text:p>1,38533759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680" calcext:value-type="float">
            <text:p>146680</text:p>
          </table:table-cell>
          <table:table-cell office:value-type="float" office:value="99.14051819" calcext:value-type="float">
            <text:p>99,14051819</text:p>
          </table:table-cell>
          <table:table-cell office:value-type="float" office:value="0.000000000006383138809" calcext:value-type="float">
            <text:p>6,38E-012</text:p>
          </table:table-cell>
          <table:table-cell office:value-type="float" office:value="1.385744452" calcext:value-type="float">
            <text:p>1,385744452</text:p>
          </table:table-cell>
          <table:table-cell table:formula="of:=([.E17]-[.E16])/[.E16]" office:value-type="float" office:value="0.000293690868307543" calcext:value-type="float">
            <text:p>0,00029369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006" calcext:value-type="float">
            <text:p>147006</text:p>
          </table:table-cell>
          <table:table-cell office:value-type="float" office:value="99.14489746" calcext:value-type="float">
            <text:p>99,14489746</text:p>
          </table:table-cell>
          <table:table-cell office:value-type="float" office:value="0.0000000002595489657" calcext:value-type="float">
            <text:p>2,60E-010</text:p>
          </table:table-cell>
          <table:table-cell office:value-type="float" office:value="1.283231974" calcext:value-type="float">
            <text:p>1,28323197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006" calcext:value-type="float">
            <text:p>147006</text:p>
          </table:table-cell>
          <table:table-cell office:value-type="float" office:value="99.95675659" calcext:value-type="float">
            <text:p>99,95675659</text:p>
          </table:table-cell>
          <table:table-cell office:value-type="float" office:value="0.0000000004250312602" calcext:value-type="float">
            <text:p>4,25E-010</text:p>
          </table:table-cell>
          <table:table-cell office:value-type="float" office:value="1.283661962" calcext:value-type="float">
            <text:p>1,283661962</text:p>
          </table:table-cell>
          <table:table-cell table:style-name="ce3" table:formula="of:=([.E19]-[.E18])/[.E18]" office:value-type="float" office:value="0.000335082049631073" calcext:value-type="float">
            <text:p>0,0003350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328" calcext:value-type="float">
            <text:p>147328</text:p>
          </table:table-cell>
          <table:table-cell office:value-type="float" office:value="99.95849609" calcext:value-type="float">
            <text:p>99,95849609</text:p>
          </table:table-cell>
          <table:table-cell office:value-type="float" office:value="0.00000000141777512" calcext:value-type="float">
            <text:p>1,42E-009</text:p>
          </table:table-cell>
          <table:table-cell office:value-type="float" office:value="1.195909023" calcext:value-type="float">
            <text:p>1,19590902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328" calcext:value-type="float">
            <text:p>147328</text:p>
          </table:table-cell>
          <table:table-cell office:value-type="float" office:value="100.348587" calcext:value-type="float">
            <text:p>100,348587</text:p>
          </table:table-cell>
          <table:table-cell office:value-type="float" office:value="0.00000000008572462878" calcext:value-type="float">
            <text:p>8,57E-011</text:p>
          </table:table-cell>
          <table:table-cell office:value-type="float" office:value="1.196142554" calcext:value-type="float">
            <text:p>1,196142554</text:p>
          </table:table-cell>
          <table:table-cell table:style-name="ce3" table:formula="of:=([.E21]-[.E20])/[.E20]" office:value-type="float" office:value="0.00019527488756151" calcext:value-type="float">
            <text:p>0,00019527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7508" calcext:value-type="float">
            <text:p>147508</text:p>
          </table:table-cell>
          <table:table-cell office:value-type="float" office:value="100.350853" calcext:value-type="float">
            <text:p>100,350853</text:p>
          </table:table-cell>
          <table:table-cell office:value-type="float" office:value="0.000000001167839825" calcext:value-type="float">
            <text:p>1,17E-009</text:p>
          </table:table-cell>
          <table:table-cell office:value-type="float" office:value="1.119081616" calcext:value-type="float">
            <text:p>1,11908161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8808360189026" calcext:value-type="float">
            <text:p>0,0006880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18:00.822564503</dc:date>
    <meta:document-statistic meta:table-count="1" meta:cell-count="121" meta:object-count="0"/>
    <meta:generator>LibreOffice/4.1.4.2$Linux_X86_64 LibreOffice_project/410m0$Build-2</meta:generator>
  </office:meta>
</office:document-meta>
</file>